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 Proposal</text:span></text:p>
      <text:p text:style-name="P1"><text:span text:style-name="T1">CS445 (Winter 2019)</text:span></text:p>
      <text:p text:style-name="P2"/>
      <text:p text:style-name="P1"><text:span text:style-name="T1">Aaron Chan, Geoffrey Olson</text:span></text:p>
      <text:p text:style-name="Standard"/>
      <text:p text:style-name="Standard">We will be exploring reinforcement algorithms and apply them to the cart pole. A cart will be balancing a pole on itself while moving towards its goal target. We intend to use the Gym library to run this simulation.</text:p>
      <text:p text:style-name="Standard"/>
      <text:p text:style-name="Standard">Aaron will be experimenting with the Q-learning algorithm and Geoffrey will be experimenting with the NeuroEvolution of Augmenting Topologies <text:span text:style-name="T2">(</text:span>NEAT) algorithm.<text:line-break/></text:p>
      <text:p text:style-name="Standard">OpenAI - Gym library:<text:line-break/><text:a xlink:type="simple" xlink:href="https://gym.openai.com/envs/CartPole-v1/" text:style-name="ListLabel_20_1" text:visited-style-name="ListLabel_20_1"><text:span text:style-name="T3">https://gym.openai.com/envs/CartPole-v1/</text:span></text:a></text:p>
      <text:p text:style-name="Standard"><text:line-break/>NEAT algorithm paper:<text:line-break/><text:a xlink:type="simple" xlink:href="http://nn.cs.utexas.edu/downloads/papers/stanley.ec02.pdf" text:style-name="ListLabel_20_1" text:visited-style-name="ListLabel_20_1"><text:span text:style-name="T3">http://nn.cs.utexas.edu/downloads/papers/stanley.ec02.pdf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78" meta:character-count="578" meta:non-whitespace-character-count="505"/>
    <meta:generator>LibreOfficeDev/6.0.5.2$Linux_X86_64 LibreOffice_project/</meta:generator>
  </office:meta>
</office:document-meta>
</file>